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D000000066E0006D7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502cm" svg:height="2.698cm" svg:x="0.998cm" svg:y="1cm">
          <draw:image xlink:href="Pictures/10000000000000D000000066E0006D7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6-27T17:45:45</dc:date>
    <meta:generator>NeoOffice/3.2015.7$Unix OpenOffice.org_project/</meta:generator>
    <meta:editing-duration>PT00H11M44S</meta:editing-duration>
    <meta:editing-cycles>19</meta:editing-cycles>
    <meta:document-statistic meta:object-count="1"/>
  </office:meta>
</office:document-meta>
</file>